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7a1" officeooo:paragraph-rsid="0010a7a1"/>
    </style:style>
    <style:style style:name="P2" style:family="paragraph" style:parent-style-name="Standard">
      <style:text-properties fo:font-weight="bold" officeooo:rsid="0010a7a1" officeooo:paragraph-rsid="0010a7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roger la base</text:p>
      <text:p text:style-name="P2"/>
      <text:p text:style-name="P2">phase 1</text:p>
      <text:p text:style-name="P2"/>
      <text:p text:style-name="P2">exemple partie 1</text:p>
      <text:p text:style-name="P2"/>
      <text:p text:style-name="P2">1. Afficher toutes les informations concernant les employés</text:p>
      <text:p text:style-name="P1"/>
      <text:p text:style-name="P1">Select * from employe;</text:p>
      <text:p text:style-name="P1"/>
      <text:p text:style-name="P2">2. Afficher toutes les informations concernant les départements</text:p>
      <text:p text:style-name="P1"/>
      <text:p text:style-name="P1">SELECT * from dept;</text:p>
      <text:p text:style-name="P1"/>
      <text:p text:style-name="P2">3. Afficher le nom, la date d'embauche, le numéro du supérieur, le</text:p>
      <text:p text:style-name="P2">numéro de département et le salaire de tous les employés.</text:p>
      <text:p text:style-name="P2"/>
      <text:p text:style-name="P1">SELECT nom, dateemb, nosup, nodep, salaire FROM employe;</text:p>
      <text:p text:style-name="P1"/>
      <text:p text:style-name="P2">4. Afficher le titre de tous les employés.</text:p>
      <text:p text:style-name="P1"/>
      <text:p text:style-name="P1">SELECT titre FROM employe;</text:p>
      <text:p text:style-name="P1"/>
      <text:p text:style-name="P2">5. Afficher les différentes valeurs des titres des employés</text:p>
      <text:p text:style-name="P1"/>
      <text:p text:style-name="P1">SELECT DISTINCT titre FROM employe;</text:p>
      <text:p text:style-name="P1"/>
      <text:p text:style-name="P2">6. Afficher le nom, le numéro d'employé et le numéro du</text:p>
      <text:p text:style-name="P2">département des employés dont le titre est « Secrétaire ».</text:p>
      <text:p text:style-name="P1"/>
      <text:p text:style-name="P1">SELECT nom, noemp, nodep FROM employe WHERE titre="secrétaire";</text:p>
      <text:p text:style-name="P1"/>
      <text:p text:style-name="P2">7. Afficher le nom et le numéro de département dont le numéro de</text:p>
      <text:p text:style-name="P2">département est supérieur à 40.</text:p>
      <text:p text:style-name="P1"/>
      <text:p text:style-name="P1">SELECT nom, nodep FROM employe WHERE nodep&gt;40;</text:p>
      <text:p text:style-name="P1"/>
      <text:p text:style-name="P2">8. Afficher le nom et le prénom des employés dont le nom est</text:p>
      <text:p text:style-name="P2">alphabétiquement antérieur au prénom.</text:p>
      <text:p text:style-name="P1"/>
      <text:p text:style-name="P1">SELECT nom, prenom FROM employe WHERE nom&lt;prenom;</text:p>
      <text:p text:style-name="P1"/>
      <text:p text:style-name="P2">9. Afficher le nom, le salaire et le numéro du département des employés</text:p>
      <text:p text:style-name="P2">dont le titre est « Représentant », le numéro de département est 35 et</text:p>
      <text:p text:style-name="P2">le salaire est supérieur à 20000.</text:p>
      <text:p text:style-name="P1"/>
      <text:p text:style-name="P1">SELECT nom, salaire,nodep</text:p>
      <text:p text:style-name="P1">FROM employe</text:p>
      <text:p text:style-name="P1">WHERE titre="représentant" AND salaire&gt;20000;</text:p>
      <text:p text:style-name="P1"/>
      <text:p text:style-name="P2">10.Afficher le nom, le titre et le salaire des employés dont le titre est</text:p>
      <text:p text:style-name="P2">« Représentant » ou dont le titre est « Président ».</text:p>
      <text:p text:style-name="P1"><text:soft-page-break/>SELECT nom, titre, salaire</text:p>
      <text:p text:style-name="P1">FROM employe</text:p>
      <text:p text:style-name="P1">WHERE titre="représentant" OR titre="président";</text:p>
      <text:p text:style-name="P1"/>
      <text:p text:style-name="P2">11.Afficher le nom, le titre, le numéro de département, le salaire des</text:p>
      <text:p text:style-name="P2">employés du département 34, dont le titre est « Représentant » ou</text:p>
      <text:p text:style-name="P2">« Secrétaire ».</text:p>
      <text:p text:style-name="P1"/>
      <text:p text:style-name="P1">SELECT nom, titre, nodep, salaire</text:p>
      <text:p text:style-name="P1">FROM employe</text:p>
      <text:p text:style-name="P1">WHERE nodep=34 AND (titre="représentant" OR titre="secrétaire");</text:p>
      <text:p text:style-name="P1"/>
      <text:p text:style-name="P2">12.Afficher le nom, le titre, le numéro de département, le salaire des</text:p>
      <text:p text:style-name="P2">employés dont le titre est Représentant, ou dont le titre est Secrétaire</text:p>
      <text:p text:style-name="P2">dans le département numéro 34.</text:p>
      <text:p text:style-name="P1"/>
      <text:p text:style-name="P1">SELECT nom, titre, nodep, salaire</text:p>
      <text:p text:style-name="P1">FROM employe</text:p>
      <text:p text:style-name="P1">WHERE (titre="représentant" OR titre="secrétaire")AND nodep=34 <text:s/>;</text:p>
      <text:p text:style-name="P1"/>
      <text:p text:style-name="P2">13.Afficher le nom, et le salaire des employés dont le salaire est compris</text:p>
      <text:p text:style-name="P2">entre 20000 et 30000.</text:p>
      <text:p text:style-name="P1"/>
      <text:p text:style-name="P1">SELECT nom, salaire</text:p>
      <text:p text:style-name="P1">FROM employe</text:p>
      <text:p text:style-name="P1">WHERE salaire BETWEEN 20000 AND 30000;</text:p>
      <text:p text:style-name="P2"/>
      <text:p text:style-name="P2">15.Afficher le nom des employés commençant par la lettre « H ».</text:p>
      <text:p text:style-name="P1"/>
      <text:p text:style-name="P1">SELECT nom </text:p>
      <text:p text:style-name="P1">FROM employe</text:p>
      <text:p text:style-name="P1">WHERE nom LIKE 'h%';</text:p>
      <text:p text:style-name="P2"/>
      <text:p text:style-name="P2">16.Afficher le nom des employés se terminant par la lettre « n ».</text:p>
      <text:p text:style-name="P1"/>
      <text:p text:style-name="P1">SELECT nom </text:p>
      <text:p text:style-name="P1">FROM employe</text:p>
      <text:p text:style-name="P1">WHERE nom LIKE '%n';</text:p>
      <text:p text:style-name="P1"/>
      <text:p text:style-name="P2">17.Afficher le nom des employés contenant la lettre « u » en 3ème</text:p>
      <text:p text:style-name="P2">position.</text:p>
      <text:p text:style-name="P1"/>
      <text:p text:style-name="P1">SELECT nom </text:p>
      <text:p text:style-name="P1">FROM employe</text:p>
      <text:p text:style-name="P1">WHERE nom LIKE '__u%';</text:p>
      <text:p text:style-name="P1"/>
      <text:p text:style-name="P2">18.Afficher le salaire et le nom des employés du service 41 classés par</text:p>
      <text:p text:style-name="P2">salaire croissant.</text:p>
      <text:p text:style-name="P1"/>
      <text:p text:style-name="P1">SELECT salaire, nom </text:p>
      <text:p text:style-name="P1">FROM employe</text:p>
      <text:p text:style-name="P1">WHERE nodep=41 ORDER BY salaire ASC;</text:p>
      <text:p text:style-name="P2"><text:soft-page-break/>19.Afficher le salaire et le nom des employés du service 41 classés par</text:p>
      <text:p text:style-name="P2">salaire décroissant.</text:p>
      <text:p text:style-name="P1"/>
      <text:p text:style-name="P1">SELECT salaire, nom </text:p>
      <text:p text:style-name="P1">FROM employe</text:p>
      <text:p text:style-name="P1">WHERE nodep=41 ORDER BY salaire DESC;</text:p>
      <text:p text:style-name="P1"/>
      <text:p text:style-name="P2">20.Afficher le titre, le salaire et le nom des employés classés par titre</text:p>
      <text:p text:style-name="P2">croissant et par salaire décroissant.</text:p>
      <text:p text:style-name="P1"/>
      <text:p text:style-name="P1">SELECT titre, salaire, nom</text:p>
      <text:p text:style-name="P1">FROM employe</text:p>
      <text:p text:style-name="P1">ORDER BY titre ASC, salaire DESC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4:54:27.256551219</meta:creation-date>
    <dc:date>2024-04-30T16:16:49.193615834</dc:date>
    <meta:editing-duration>PT51M4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498" meta:character-count="3011" meta:non-whitespace-character-count="2586"/>
  </office:meta>
</office:document-meta>
</file>